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cm" loext:contextual-spacing="false" fo:line-height="100%"/>
    </style:style>
    <style:style style:name="P2" style:family="paragraph" style:parent-style-name="normal">
      <style:paragraph-properties fo:margin-top="0.423cm" fo:margin-bottom="0cm" loext:contextual-spacing="false" fo:line-height="100%"/>
      <style:text-properties officeooo:rsid="0018fcf8" officeooo:paragraph-rsid="0018fcf8"/>
    </style:style>
    <style:style style:name="P3" style:family="paragraph" style:parent-style-name="normal" style:master-page-name="Standard">
      <style:paragraph-properties fo:margin-top="0.423cm" fo:margin-bottom="0cm" loext:contextual-spacing="false" fo:line-height="100%" fo:text-align="center" style:justify-single-word="false" style:page-number="1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equisitos do Sistema</text:span></text:p>
      <text:p text:style-name="P1"/>
      <text:p text:style-name="P2">SSS-0001: O Sistema deve permitir o armazenamento de documentos em formato digital;</text:p>
      <text:p text:style-name="P2">SSS-0002: O Sistema deve permitir a otimização de emissão de relatórios dos orçamentos e serviços;</text:p>
      <text:p text:style-name="P2">SSS-0003: O Sistema deve possuir uma interface intuitiva de cadastro;</text:p>
      <text:p text:style-name="P2">SSS-0004: O Sistema deve permitir o controle de fornecimento de dados;</text:p>
      <text:p text:style-name="P2">SSS-0005: O Sistema deve registrar os pagamentos;</text:p>
      <text:p text:style-name="P2">SSS-0006: O Sistema deve gerenciar todos os pagamentos;</text:p>
      <text:p text:style-name="P2">SSS-0007: O Sistema deve fornecer a relação de solicitação de serviços que estão em aberto até 1 dia;</text:p>
      <text:p text:style-name="P2">SSS-0008: O Sistema deve permitir cancelamento de orçamento ou serviç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8T23:34:26.546000000</dc:date>
    <meta:editing-duration>PT6M39S</meta:editing-duration>
    <meta:editing-cycles>1</meta:editing-cycles>
    <meta:document-statistic meta:table-count="0" meta:image-count="0" meta:object-count="0" meta:page-count="1" meta:paragraph-count="9" meta:word-count="94" meta:character-count="617" meta:non-whitespace-character-count="532"/>
    <meta:generator>LibreOffice/6.2.8.2$Windows_X86_64 LibreOffice_project/f82ddfca21ebc1e222a662a32b25c0c9d20169ee</meta:generator>
  </office:meta>
</office:document-meta>
</file>